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A50000004130D1F09A6D1F6D3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273cm" svg:height="1.289cm" svg:x="9.048cm" svg:y="14.314cm">
          <draw:image xlink:href="Pictures/10000000000000A50000004130D1F09A6D1F6D3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4:59:57.466761264</meta:creation-date>
    <dc:date>2018-03-16T15:00:11.512395958</dc:date>
    <meta:editing-duration>PT14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